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en <text:span text:style-name="Strong_20_Emphasis">11 — Límites de precisión</text:span>, uno de los más conceptuales y, a la vez, uno de los más inevitables.<text:line-break/>Aquí ya no hablamos de ruido (que es perturbación externa), ni de error (que es fallo en el proceso), sino de algo más profundo:</text:p>
      <text:p text:style-name="Text_20_body"><text:span text:style-name="Strong_20_Emphasis">La imposibilidad física de representar o manipular información con precisión infinita.</text:span></text:p>
      <text:p text:style-name="Text_20_body"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11 — LÍMITES DE PRECISIÓN (versión lógica, no biológica)</text:h>
      <text:h text:style-name="Heading_20_2" text:outline-level="2">1. Qué significa el límite de precisión, lógicamente</text:h>
      <text:p text:style-name="Text_20_body">En cualquier sistema físico que procesa información:</text:p>
      <text:list xml:id="list836612294" text:style-name="L1">
        <text:list-item>
          <text:p text:style-name="P4">No existen magnitudes continuas con precisión infinita. </text:p>
        </text:list-item>
        <text:list-item>
          <text:p text:style-name="P4">No se pueden distinguir estados arbitrariamente cercanos. </text:p>
        </text:list-item>
        <text:list-item>
          <text:p text:style-name="P4">Toda medición tiene un margen de error. </text:p>
        </text:list-item>
        <text:list-item>
          <text:p text:style-name="P4">Toda representación tiene resolución finita. </text:p>
        </text:list-item>
        <text:list-item>
          <text:p text:style-name="P4">Toda operación introduce pequeñas imprecisiones. </text:p>
        </text:list-item>
        <text:list-item>
          <text:p text:style-name="P4">No existe el número real perfecto en un sistema físico. </text:p>
        </text:list-item>
        <text:list-item>
          <text:p text:style-name="P3">La precisión infinita requeriría energía infinita y memoria infinita. </text:p>
        </text:list-item>
      </text:list>
      <text:p text:style-name="Text_20_body">En términos lógicos:</text:p>
      <text:p text:style-name="Quotations">Ningún sistema puede representar, medir o calcular con precisión absoluta.<text:line-break/>Toda información es aproximada, discreta o limitada en resolución.</text:p>
      <text:p text:style-name="Text_20_body">Este límite es tan fundamental como el de causalidad o entropía.</text:p>
      <text:p text:style-name="Horizontal_20_Line"/>
      <text:h text:style-name="Heading_20_2" text:outline-level="2">2. Cómo restringe esto la inteligencia de un sistema</text:h>
      <text:p text:style-name="Text_20_body">El límite de precisión afecta a varios aspectos fundamentales:</text:p>
      <text:h text:style-name="Heading_20_3" text:outline-level="3">2.1. Representación del mundo</text:h>
      <text:p text:style-name="Text_20_body">El sistema no puede:</text:p>
      <text:list xml:id="list1912045822" text:style-name="L2">
        <text:list-item>
          <text:p text:style-name="P6">representar valores continuos con precisión infinita </text:p>
        </text:list-item>
        <text:list-item>
          <text:p text:style-name="P6">distinguir entre estados extremadamente similares </text:p>
        </text:list-item>
        <text:list-item>
          <text:p text:style-name="P6">almacenar números reales exactos </text:p>
        </text:list-item>
        <text:list-item>
          <text:p text:style-name="P5"><text:soft-page-break/>mantener detalles arbitrariamente finos </text:p>
        </text:list-item>
      </text:list>
      <text:p text:style-name="Text_20_body">Esto limita la fidelidad de los modelos internos.</text:p>
      <text:p text:style-name="Horizontal_20_Line"/>
      <text:h text:style-name="Heading_20_3" text:outline-level="3">2.2. Medición y percepción</text:h>
      <text:p text:style-name="Text_20_body">Toda medición tiene:</text:p>
      <text:list xml:id="list3298693701" text:style-name="L3">
        <text:list-item>
          <text:p text:style-name="P8">ruido </text:p>
        </text:list-item>
        <text:list-item>
          <text:p text:style-name="P8">resolución finita </text:p>
        </text:list-item>
        <text:list-item>
          <text:p text:style-name="P7">incertidumbre inherente </text:p>
        </text:list-item>
      </text:list>
      <text:p text:style-name="Text_20_body">Esto limita la capacidad de conocer el estado exacto del entorno.</text:p>
      <text:p text:style-name="Horizontal_20_Line"/>
      <text:h text:style-name="Heading_20_3" text:outline-level="3">2.3. Cálculo</text:h>
      <text:p text:style-name="Text_20_body">Incluso si el algoritmo es perfecto:</text:p>
      <text:list xml:id="list4105885203" text:style-name="L4">
        <text:list-item>
          <text:p text:style-name="P10">las operaciones sobre números aproximados acumulan error </text:p>
        </text:list-item>
        <text:list-item>
          <text:p text:style-name="P10">la precisión se degrada con cada paso </text:p>
        </text:list-item>
        <text:list-item>
          <text:p text:style-name="P9">los resultados exactos pueden ser inalcanzables </text:p>
        </text:list-item>
      </text:list>
      <text:p text:style-name="Text_20_body">Esto limita la profundidad de razonamiento numérico.</text:p>
      <text:p text:style-name="Horizontal_20_Line"/>
      <text:h text:style-name="Heading_20_3" text:outline-level="3">2.4. Predicción</text:h>
      <text:p text:style-name="Text_20_body">Si el estado inicial no puede conocerse con precisión infinita:</text:p>
      <text:list xml:id="list2455732917" text:style-name="L5">
        <text:list-item>
          <text:p text:style-name="P12">las predicciones divergen </text:p>
        </text:list-item>
        <text:list-item>
          <text:p text:style-name="P12">los sistemas caóticos se vuelven impredecibles </text:p>
        </text:list-item>
        <text:list-item>
          <text:p text:style-name="P11">los modelos pierden exactitud con el tiempo </text:p>
        </text:list-item>
      </text:list>
      <text:p text:style-name="Text_20_body">Esto limita la capacidad de prever el futuro con detalle.</text:p>
      <text:p text:style-name="Horizontal_20_Line"/>
      <text:h text:style-name="Heading_20_3" text:outline-level="3">2.5. Control</text:h>
      <text:p text:style-name="Text_20_body">Si las acciones no pueden ejecutarse con precisión infinita:</text:p>
      <text:list xml:id="list1850224706" text:style-name="L6">
        <text:list-item>
          <text:p text:style-name="P14">el control perfecto es imposible </text:p>
        </text:list-item>
        <text:list-item>
          <text:p text:style-name="P14">siempre hay desviaciones </text:p>
        </text:list-item>
        <text:list-item>
          <text:p text:style-name="P13">se requieren mecanismos de corrección </text:p>
        </text:list-item>
      </text:list>
      <text:p text:style-name="Text_20_body">Esto limita la exactitud del comportamiento.</text:p>
      <text:p text:style-name="Horizontal_20_Line"/>
      <text:h text:style-name="Heading_20_2" text:outline-level="2"><text:soft-page-break/>3. Qué arquitectura minimiza el impacto del límite de precisión</text:h>
      <text:p text:style-name="Text_20_body">Aquí viene la parte clave:<text:line-break/><text:span text:style-name="Strong_20_Emphasis">si la precisión infinita es imposible, ¿cómo debe organizarse un sistema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Representaciones discretas y robustas</text:h>
      <text:p text:style-name="Text_20_body">En lugar de intentar representar valores continuos con precisión infinita:</text:p>
      <text:list xml:id="list4127684620" text:style-name="L7">
        <text:list-item>
          <text:p text:style-name="P16">se usan categorías </text:p>
        </text:list-item>
        <text:list-item>
          <text:p text:style-name="P16">rangos </text:p>
        </text:list-item>
        <text:list-item>
          <text:p text:style-name="P16">niveles discretos </text:p>
        </text:list-item>
        <text:list-item>
          <text:p text:style-name="P16">representaciones simbólicas </text:p>
        </text:list-item>
        <text:list-item>
          <text:p text:style-name="P15">cuantización inteligente </text:p>
        </text:list-item>
      </text:list>
      <text:p text:style-name="Text_20_body">Esto evita depender de precisión excesiva.</text:p>
      <text:p text:style-name="Horizontal_20_Line"/>
      <text:h text:style-name="Heading_20_3" text:outline-level="3">3.2. Tolerancia a la imprecisión</text:h>
      <text:p text:style-name="Text_20_body">La arquitectura óptima:</text:p>
      <text:list xml:id="list2330006154" text:style-name="L8">
        <text:list-item>
          <text:p text:style-name="P18">no exige exactitud </text:p>
        </text:list-item>
        <text:list-item>
          <text:p text:style-name="P18">funciona con intervalos </text:p>
        </text:list-item>
        <text:list-item>
          <text:p text:style-name="P18">toma decisiones basadas en aproximaciones </text:p>
        </text:list-item>
        <text:list-item>
          <text:p text:style-name="P17">acepta incertidumbre como parte del modelo </text:p>
        </text:list-item>
      </text:list>
      <text:p text:style-name="Text_20_body">Esto convierte la imprecisión en un elemento manejable.</text:p>
      <text:p text:style-name="Horizontal_20_Line"/>
      <text:h text:style-name="Heading_20_3" text:outline-level="3">3.3. Corrección incremental</text:h>
      <text:p text:style-name="Text_20_body">Dado que la precisión se degrada:</text:p>
      <text:list xml:id="list941075960" text:style-name="L9">
        <text:list-item>
          <text:p text:style-name="P20">se corrigen desviaciones continuamente </text:p>
        </text:list-item>
        <text:list-item>
          <text:p text:style-name="P20">se recalibran representaciones </text:p>
        </text:list-item>
        <text:list-item>
          <text:p text:style-name="P19">se ajustan valores en función de nueva información </text:p>
        </text:list-item>
      </text:list>
      <text:p text:style-name="Text_20_body">Esto evita que el error acumulado destruya el sistema.</text:p>
      <text:p text:style-name="Horizontal_20_Line"/>
      <text:h text:style-name="Heading_20_3" text:outline-level="3">3.4. Redundancia informacional</text:h>
      <text:p text:style-name="Text_20_body">Para compensar la falta de precisión:</text:p>
      <text:list xml:id="list2212167796" text:style-name="L10">
        <text:list-item>
          <text:p text:style-name="P22"><text:soft-page-break/>se usan múltiples fuentes de información </text:p>
        </text:list-item>
        <text:list-item>
          <text:p text:style-name="P22">se combinan estimaciones </text:p>
        </text:list-item>
        <text:list-item>
          <text:p text:style-name="P22">se promedian señales </text:p>
        </text:list-item>
        <text:list-item>
          <text:p text:style-name="P21">se filtran valores extremos </text:p>
        </text:list-item>
      </text:list>
      <text:p text:style-name="Text_20_body">Esto mejora la precisión efectiva sin requerir precisión infinita.</text:p>
      <text:p text:style-name="Horizontal_20_Line"/>
      <text:h text:style-name="Heading_20_3" text:outline-level="3">3.5. Predicción probabilística</text:h>
      <text:p text:style-name="Text_20_body">Si no se puede conocer el estado exacto:</text:p>
      <text:list xml:id="list843701143" text:style-name="L11">
        <text:list-item>
          <text:p text:style-name="P24">se trabaja con distribuciones </text:p>
        </text:list-item>
        <text:list-item>
          <text:p text:style-name="P24">se estima lo más probable </text:p>
        </text:list-item>
        <text:list-item>
          <text:p text:style-name="P23">se actualiza cuando llega nueva información </text:p>
        </text:list-item>
      </text:list>
      <text:p text:style-name="Text_20_body">Esto evita depender de valores exactos.</text:p>
      <text:p text:style-name="Horizontal_20_Line"/>
      <text:h text:style-name="Heading_20_3" text:outline-level="3">3.6. Control por retroalimentación</text:h>
      <text:p text:style-name="Text_20_body">Dado que las acciones no pueden ejecutarse con precisión infinita:</text:p>
      <text:list xml:id="list1009031637" text:style-name="L12">
        <text:list-item>
          <text:p text:style-name="P26">se usan bucles de feedback </text:p>
        </text:list-item>
        <text:list-item>
          <text:p text:style-name="P26">se corrigen desviaciones en tiempo real </text:p>
        </text:list-item>
        <text:list-item>
          <text:p text:style-name="P25">se ajusta el comportamiento continuamente </text:p>
        </text:list-item>
      </text:list>
      <text:p text:style-name="Text_20_body">Esto permite actuar con precisión efectiva sin precisión absoluta.</text:p>
      <text:p text:style-name="Horizontal_20_Line"/>
      <text:h text:style-name="Heading_20_3" text:outline-level="3">3.7. Abstracción</text:h>
      <text:p text:style-name="Text_20_body">La arquitectura óptima no intenta representar el mundo en detalle infinito:</text:p>
      <text:list xml:id="list3615751038" text:style-name="L13">
        <text:list-item>
          <text:p text:style-name="P28">abstrae </text:p>
        </text:list-item>
        <text:list-item>
          <text:p text:style-name="P28">sintetiza </text:p>
        </text:list-item>
        <text:list-item>
          <text:p text:style-name="P28">ignora detalles irrelevantes </text:p>
        </text:list-item>
        <text:list-item>
          <text:p text:style-name="P27">trabaja con niveles de descripción adecuados </text:p>
        </text:list-item>
      </text:list>
      <text:p text:style-name="Text_20_body">Esto reduce la necesidad de precisión extrema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la precisión infinita es físicamente imposible,<text:line-break/>la arquitectura que minimiza el impacto del límite de precisión es aquella que:</text:p>
      <text:list xml:id="list2973034959" text:style-name="L14">
        <text:list-item>
          <text:p text:style-name="P2"><text:soft-page-break/>usa representaciones discretas y robustas </text:p>
        </text:list-item>
        <text:list-item>
          <text:p text:style-name="P2">tolera la imprecisión </text:p>
        </text:list-item>
        <text:list-item>
          <text:p text:style-name="P2">corrige errores de forma incremental </text:p>
        </text:list-item>
        <text:list-item>
          <text:p text:style-name="P2">combina múltiples fuentes de información </text:p>
        </text:list-item>
        <text:list-item>
          <text:p text:style-name="P2">opera con predicción probabilística </text:p>
        </text:list-item>
        <text:list-item>
          <text:p text:style-name="P2">usa control por retroalimentación </text:p>
        </text:list-item>
        <text:list-item>
          <text:p text:style-name="P1">abstrae en lugar de representar detalles infinitos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punto 12 — Límites de recursos materiale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9:26:50.889000000</meta:creation-date>
    <dc:date>2026-04-03T19:27:31.236000000</dc:date>
    <meta:editing-duration>PT40S</meta:editing-duration>
    <meta:editing-cycles>1</meta:editing-cycles>
    <meta:document-statistic meta:table-count="0" meta:image-count="0" meta:object-count="0" meta:page-count="5" meta:paragraph-count="111" meta:word-count="784" meta:character-count="5142" meta:non-whitespace-character-count="4466"/>
    <meta:generator>LibreOffice/7.3.5.2$Windows_X86_64 LibreOffice_project/184fe81b8c8c30d8b5082578aee2fed2ea847c01</meta:generator>
  </office:meta>
</office:document-meta>
</file>